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5.994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Matthäus</text:p>
          </table:table-cell>
          <table:table-cell table:style-name="ce4"/>
          <table:table-cell table:style-name="ce1" office:value-type="string">
            <text:p>Markus</text:p>
          </table:table-cell>
          <table:table-cell table:style-name="ce1" office:value-type="string">
            <text:p>Lukas</text:p>
          </table:table-cell>
          <table:table-cell table:style-name="ce1" office:value-type="string">
            <text:p>Apostelgeschicht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  <table:table-row table:style-name="ro3">
          <table:table-cell office:value-type="string">
            <text:p>Simon Petrus</text:p>
          </table:table-cell>
          <table:table-cell office:value-type="string">
            <text:p>Bruder von Andrea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ndreas</text:p>
          </table:table-cell>
          <table:table-cell office:value-type="string">
            <text:p>Bruder von Petru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kobus</text:p>
          </table:table-cell>
          <table:table-cell office:value-type="string">
            <text:p>Sohn des Zebedäus</text:p>
          </table:table-cell>
          <table:table-cell office:value-type="string">
            <text:p>2, Beiname Boanerg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annes</text:p>
          </table:table-cell>
          <table:table-cell office:value-type="string">
            <text:p>Bruder des Jakobus</text:p>
          </table:table-cell>
          <table:table-cell office:value-type="string">
            <text:p>3, Beiname Boanerg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ippus</text:p>
          </table:table-cell>
          <table:table-cell table:style-name="ce5"/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artholomäus</text:p>
          </table:table-cell>
          <table:table-cell table:style-name="ce5"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Thomas</text:p>
          </table:table-cell>
          <table:table-cell table:style-name="ce5"/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Matthäus</text:p>
          </table:table-cell>
          <table:table-cell table:style-name="ce5"/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6">
          <table:table-cell office:value-type="string">
            <text:p>Jakobus</text:p>
          </table:table-cell>
          <table:table-cell office:value-type="string">
            <text:p>Sohn des Alphäus</text:p>
          </table:table-cell>
          <table:table-cell table:number-columns-repeated="3" office:value-type="float" office:value="9">
            <text:p>9</text:p>
          </table:table-cell>
        </table:table-row>
        <table:table-row table:style-name="ro7">
          <table:table-cell office:value-type="string">
            <text:p>Lebbäus</text:p>
          </table:table-cell>
          <table:table-cell office:value-type="string">
            <text:p>Beiname Thaddäus</text:p>
          </table:table-cell>
          <table:table-cell office:value-type="float" office:value="10">
            <text:p>10</text:p>
          </table:table-cell>
          <table:table-cell office:value-type="string">
            <text:p>11, Judas, Sohn des Jakobus</text:p>
          </table:table-cell>
          <table:table-cell office:value-type="string">
            <text:p>11, Judas, Sohn des Jakobus</text:p>
          </table:table-cell>
        </table:table-row>
        <table:table-row table:style-name="ro1">
          <table:table-cell office:value-type="string">
            <text:p>Simon</text:p>
          </table:table-cell>
          <table:table-cell office:value-type="string">
            <text:p>der Kananiter</text:p>
          </table:table-cell>
          <table:table-cell office:value-type="float" office:value="11">
            <text:p>11</text:p>
          </table:table-cell>
          <table:table-cell office:value-type="string">
            <text:p>10, genannt der Zelot</text:p>
          </table:table-cell>
          <table:table-cell office:value-type="string">
            <text:p>10, der Zelot</text:p>
          </table:table-cell>
        </table:table-row>
        <table:table-row table:style-name="ro1">
          <table:table-cell office:value-type="string">
            <text:p>Judas Ischariot</text:p>
          </table:table-cell>
          <table:table-cell table:style-name="ce5"/>
          <table:table-cell office:value-type="float" office:value="12">
            <text:p>12</text:p>
          </table:table-cell>
          <table:table-cell office:value-type="string">
            <text:p>12, der zum Verräter wurde</text:p>
          </table:table-cell>
          <table:table-cell table:style-name="ce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>
            <text:p>Siehe auch <text:a xlink:href="../../../out/bibel/mk_3.html#v14">Mk 3,14</text:a> ff, <text:a xlink:href="../../../out/bibel/lk_6.html#v13">Lk 6,13</text:a> ff, <text:a xlink:href="../../../out/bibel/apg_1.html#v13">Apg 1,13</text:a> ff </text:p>
          </table:table-cell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1.02.2013</text:date>, <text:time>17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11-10-18T10:26:20</meta:creation-date>
    <dc:date>2013-02-01T17:24:24</dc:date>
    <meta:print-date>2011-10-18T10:29:09</meta:print-date>
    <meta:editing-cycles>2</meta:editing-cycles>
    <meta:editing-duration>P2DT11H3M56S</meta:editing-duration>
    <meta:user-defined meta:name="Info 1"/>
    <meta:user-defined meta:name="Info 2"/>
    <meta:user-defined meta:name="Info 3"/>
    <meta:user-defined meta:name="Info 4"/>
    <meta:document-statistic meta:table-count="1" meta:cell-count="59"/>
  </office:meta>
</office:document-meta>
</file>